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36a3" officeooo:paragraph-rsid="000736a3"/>
    </style:style>
    <style:style style:name="P2" style:family="paragraph" style:parent-style-name="Text_20_body">
      <style:text-properties officeooo:paragraph-rsid="000736a3"/>
    </style:style>
    <style:style style:name="P3" style:family="paragraph" style:parent-style-name="Text_20_body">
      <style:text-properties officeooo:rsid="00086fef" officeooo:paragraph-rsid="00086fef"/>
    </style:style>
    <style:style style:name="P4" style:family="paragraph" style:parent-style-name="Text_20_body">
      <style:text-properties officeooo:rsid="0009199c" officeooo:paragraph-rsid="0009199c"/>
    </style:style>
    <style:style style:name="P5" style:family="paragraph" style:parent-style-name="Title">
      <style:text-properties officeooo:rsid="00067cd8" officeooo:paragraph-rsid="00067cd8"/>
    </style:style>
    <style:style style:name="P6" style:family="paragraph" style:parent-style-name="Subtitle">
      <style:text-properties officeooo:rsid="00067cd8" officeooo:paragraph-rsid="00067cd8"/>
    </style:style>
    <style:style style:name="P7" style:family="paragraph" style:parent-style-name="Heading_20_1">
      <style:paragraph-properties fo:break-before="page"/>
      <style:text-properties officeooo:rsid="000736a3" officeooo:paragraph-rsid="000736a3"/>
    </style:style>
    <style:style style:name="P8" style:family="paragraph" style:parent-style-name="Heading_20_1">
      <style:text-properties officeooo:rsid="000736a3" officeooo:paragraph-rsid="000736a3"/>
    </style:style>
    <style:style style:name="P9" style:family="paragraph" style:parent-style-name="Heading_20_1">
      <style:text-properties officeooo:rsid="0009199c" officeooo:paragraph-rsid="0009199c"/>
    </style:style>
    <style:style style:name="P10" style:family="paragraph" style:parent-style-name="Heading_20_2">
      <style:text-properties officeooo:rsid="000736a3" officeooo:paragraph-rsid="000736a3"/>
    </style:style>
    <style:style style:name="T1" style:family="text">
      <style:text-properties officeooo:rsid="0009199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J2E</text:p>
      <text:p text:style-name="P6">Application Web Bancaire</text:p>
      <text:p text:style-name="P1">Les salariés qui n’ont que ça à foutre :</text:p>
      <text:p text:style-name="P1">Madeline Borges – [Insert Mail Here]</text:p>
      <text:p text:style-name="P1">Thomas Lecouffe - [Insert Mail Here]</text:p>
      <text:p text:style-name="P1">Arthur Desmarais - [Insert Mail Here]</text:p>
      <text:p text:style-name="P1">Maxime Carrique – <text:a xlink:type="simple" xlink:href="mailto:maximecarrique@gmail.com" text:style-name="Internet_20_link" text:visited-style-name="Visited_20_Internet_20_Link">maximecarrique@gmail.com</text:a></text:p>
      <text:p text:style-name="P1"/>
      <text:h text:style-name="P7" text:outline-level="1">Compréhension du besoin</text:h>
      <text:p text:style-name="P2"/>
      <text:h text:style-name="P8" text:outline-level="1">Choix en matière de spécifications fonctionnelles</text:h>
      <text:p text:style-name="P2"/>
      <text:h text:style-name="P8" text:outline-level="1">Méthodes de gestion de projet et de développement choisies</text:h>
      <text:h text:style-name="P10" text:outline-level="2">Gestion de projet</text:h>
      <text:p text:style-name="P3">Vu le contexte de réalisation du projet, la gestion en cascade nous as permis de gagner du temps, chose non négligeable. Nous avons commencé par « mettre à plat » le projet avec un fil de discussion <text:span text:style-name="T1">Slack auquel nous avons intégré un Trello qui servira de KANBAN et un GitHub pour la gestion des sources.</text:span></text:p>
      <text:h text:style-name="P10" text:outline-level="2"><text:span text:style-name="T1">Méthode de d</text:span>éveloppement <text:span text:style-name="T1">choisies</text:span></text:h>
      <text:p text:style-name="P4">On a tous décidé de développer nue et seul !</text:p>
      <text:h text:style-name="P9" text:outline-level="1">Modélisation UML</text:h>
      <text:p text:style-name="P4">[Diagramme de classe, use case et séquence <text:span text:style-name="T2">mini</text:span>]</text:p>
      <text:p text:style-name="P4">Made, demerde toi !</text:p>
      <text:h text:style-name="P9" text:outline-level="1">Éléments de distanciation relatant la manière dont vous avez vécu le projet et ce qu’il vous apporté</text:h>
      <text:p text:style-name="P4">[Je vous propose d’ouvrir un dico, parce que perso, j’ai pas pigé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4:53:53.869000000</meta:creation-date>
    <dc:date>2018-06-15T15:24:52.779000000</dc:date>
    <meta:editing-duration>PT10M40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19" meta:word-count="168" meta:character-count="1002" meta:non-whitespace-character-count="851"/>
  </office:meta>
</office:document-meta>
</file>